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1cm" svg:stroke-color="#333333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3cm" fo:min-width="0cm"/>
    </style:style>
    <style:style style:name="gr5" style:family="graphic" style:parent-style-name="objectwithoutfill">
      <style:graphic-properties draw:stroke="solid" draw:stroke-dash="Fine_20_Dashed"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6cm" fo:min-width="0cm"/>
    </style:style>
    <style:style style:name="gr7" style:family="graphic" style:parent-style-name="standard">
      <style:graphic-properties draw:marker-start-width="0.276cm" draw:marker-end-width="0.276cm" draw:fill="solid" draw:fill-color="#800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9" style:family="graphic" style:parent-style-name="objectwithoutfill">
      <style:graphic-properties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objectwithoutfill">
      <style:graphic-properties draw:stroke="solid" draw:stroke-dash="Fine_20_Dashed" svg:stroke-width="0.051cm" draw:marker-start="Arrow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36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weight="bold" style:font-weight-asian="bold" style:font-weight-complex="bold"/>
    </style:style>
    <style:style style:name="P4" style:family="paragraph">
      <style:text-properties fo:color="#000000" fo:font-size="14pt" style:font-size-asian="14pt" style:font-size-complex="14pt"/>
    </style:style>
    <style:style style:name="P5" style:family="paragraph">
      <style:text-properties fo:font-size="18pt"/>
    </style:style>
    <style:style style:name="P6" style:family="paragraph">
      <style:text-properties fo:color="#000000" fo:font-size="18pt"/>
    </style:style>
    <style:style style:name="P7" style:family="paragraph">
      <style:text-properties fo:color="#000080" fo:font-size="26pt" fo:font-weight="normal" style:font-size-asian="26pt" style:font-weight-asian="normal" style:font-size-complex="26pt" style:font-weight-complex="normal"/>
    </style:style>
    <style:style style:name="P8" style:family="paragraph">
      <style:text-properties fo:font-size="20pt"/>
    </style:style>
    <style:style style:name="P9" style:family="paragraph">
      <style:text-properties fo:color="#000000" fo:font-size="18pt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80"/>
    </style:style>
    <style:style style:name="T5" style:family="text">
      <style:text-properties fo:color="#000000" fo:font-size="18pt"/>
    </style:style>
    <style:style style:name="T6" style:family="text">
      <style:text-properties fo:color="#000000" fo:font-size="18pt" fo:font-weight="bold" style:font-weight-asian="bold" style:font-weight-complex="bold"/>
    </style:style>
    <style:style style:name="T7" style:family="text">
      <style:text-properties fo:color="#000000" style:text-position="sub 58%"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89cm" svg:y1="10.795cm" svg:x2="20.955cm" svg:y2="10.795cm">
          <text:p/>
        </draw:line>
        <draw:line draw:style-name="gr1" draw:text-style-name="P1" draw:layer="layout" svg:x1="8.89cm" svg:y1="10.795cm" svg:x2="8.89cm" svg:y2="4.445cm">
          <text:p/>
        </draw:line>
        <draw:line draw:style-name="gr1" draw:text-style-name="P1" draw:layer="layout" svg:x1="8.89cm" svg:y1="10.795cm" svg:x2="5.642cm" svg:y2="13.58cm">
          <text:p/>
        </draw:line>
        <draw:g>
          <draw:line draw:style-name="gr2" draw:text-style-name="P1" draw:layer="layout" svg:x1="13.97cm" svg:y1="8.255cm" svg:x2="15.875cm" svg:y2="6.985cm">
            <text:p/>
          </draw:line>
          <draw:line draw:style-name="gr2" draw:text-style-name="P1" draw:layer="layout" svg:x1="13.97cm" svg:y1="8.255cm" svg:x2="12.7cm" svg:y2="6.985cm">
            <text:p/>
          </draw:line>
          <draw:line draw:style-name="gr2" draw:text-style-name="P1" draw:layer="layout" svg:x1="13.97cm" svg:y1="8.255cm" svg:x2="13.65cm" svg:y2="9.952cm">
            <text:p/>
          </draw:line>
        </draw:g>
        <draw:frame draw:style-name="gr3" draw:text-style-name="P2" draw:layer="layout" svg:width="0.925cm" svg:height="0.963cm" svg:x="20.32cm" svg:y="9.525cm">
          <draw:text-box>
            <text:p><text:span text:style-name="T1">Y</text:span></text:p>
          </draw:text-box>
        </draw:frame>
        <draw:frame draw:style-name="gr3" draw:text-style-name="P2" draw:layer="layout" svg:width="0.921cm" svg:height="0.963cm" svg:x="4.585cm" svg:y="12.97cm">
          <draw:text-box>
            <text:p><text:span text:style-name="T1">X</text:span></text:p>
          </draw:text-box>
        </draw:frame>
        <draw:frame draw:style-name="gr3" draw:text-style-name="P2" draw:layer="layout" svg:width="0.891cm" svg:height="0.963cm" svg:x="7.62cm" svg:y="4.118cm">
          <draw:text-box>
            <text:p><text:span text:style-name="T1">Z</text:span></text:p>
          </draw:text-box>
        </draw:frame>
        <draw:frame draw:style-name="gr3" draw:text-style-name="P2" draw:layer="layout" svg:width="1.048cm" svg:height="0.963cm" svg:x="15.749cm" svg:y="6.537cm">
          <draw:text-box>
            <text:p><text:span text:style-name="T1">Y'</text:span></text:p>
          </draw:text-box>
        </draw:frame>
        <draw:frame draw:style-name="gr3" draw:text-style-name="P2" draw:layer="layout" svg:width="1.044cm" svg:height="0.963cm" svg:x="12.567cm" svg:y="9.28cm">
          <draw:text-box>
            <text:p><text:span text:style-name="T1">X'</text:span></text:p>
          </draw:text-box>
        </draw:frame>
        <draw:frame draw:style-name="gr4" draw:text-style-name="P2" draw:layer="layout" svg:width="1.014cm" svg:height="0.963cm" svg:x="12.816cm" svg:y="6.366cm">
          <draw:text-box>
            <text:p><text:span text:style-name="T1">Z'</text:span></text:p>
          </draw:text-box>
        </draw:frame>
        <draw:path draw:style-name="gr5" draw:text-style-name="P1" draw:layer="layout" svg:width="4.543cm" svg:height="3.407cm" draw:transform="rotate (1.10706234454) translate (8.88999998815728cm 10.7949999940774cm)" svg:viewBox="0 0 4544 3408" svg:d="m0 0c2840 0 4544 3408 4544 3408">
          <text:p/>
        </draw:path>
        <draw:frame draw:style-name="gr6" draw:text-style-name="P3" draw:layer="layout" svg:width="0.891cm" svg:height="1.126cm" svg:x="10.16cm" svg:y="7.764cm">
          <draw:text-box>
            <text:p><text:span text:style-name="T2">p</text:span></text:p>
          </draw:text-box>
        </draw:frame>
        <draw:custom-shape draw:style-name="gr7" draw:text-style-name="P1" draw:layer="layout" svg:width="0.127cm" svg:height="0.127cm" svg:x="15.68cm" svg:y="4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853cm" svg:height="1.27cm" svg:x="11.212cm" svg:y="4.589cm">
          <draw:text-box>
            <text:p><text:span text:style-name="T2">a</text:span></text:p>
          </draw:text-box>
        </draw:frame>
        <draw:path draw:style-name="gr9" draw:text-style-name="P1" draw:layer="layout" svg:width="7.768cm" svg:height="4.749cm" draw:transform="skewX (5.04744266817648E-017) rotate (1.2924163111018) translate (8.88999987983265cm 10.794999965656cm)" svg:viewBox="0 0 7769 4750" svg:d="m0 0c4623 0 5158 828 5807 1380s1962 3370 1962 3370">
          <text:p/>
        </draw:path>
        <draw:path draw:style-name="gr9" draw:text-style-name="P1" draw:layer="layout" svg:width="3.834cm" svg:height="0.649cm" draw:transform="rotate (0.941430598525741) translate (13.4444947614439cm 7.87235665950127cm)" svg:viewBox="0 0 3835 650" svg:d="m0 650c2594 0 3835-650 3835-650">
          <text:p/>
        </draw:path>
        <draw:frame draw:style-name="gr8" draw:text-style-name="P3" draw:layer="layout" svg:width="1.006cm" svg:height="1.27cm" svg:x="14.3cm" svg:y="5.708cm">
          <draw:text-box>
            <text:p><text:span text:style-name="T2">a'</text:span></text:p>
          </draw:text-box>
        </draw:frame>
        <draw:frame draw:style-name="gr3" draw:text-style-name="P4" draw:layer="layout" svg:width="3.122cm" svg:height="0.806cm" svg:x="15.944cm" svg:y="4.119cm">
          <draw:text-box>
            <text:p><text:span text:style-name="T3">A point (3D)</text:span></text:p>
          </draw:text-box>
        </draw:frame>
        <draw:frame draw:style-name="gr3" draw:text-style-name="P4" draw:layer="layout" svg:width="3.122cm" svg:height="0.806cm" svg:x="14.054cm" svg:y="8.228cm">
          <draw:text-box>
            <text:p><text:span text:style-name="T3">A pose (6D)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8.89cm" svg:y1="10.795cm" svg:x2="20.955cm" svg:y2="10.795cm">
          <text:p/>
        </draw:line>
        <draw:line draw:style-name="gr1" draw:text-style-name="P1" draw:layer="layout" svg:x1="8.89cm" svg:y1="10.795cm" svg:x2="8.89cm" svg:y2="4.445cm">
          <text:p/>
        </draw:line>
        <draw:line draw:style-name="gr1" draw:text-style-name="P1" draw:layer="layout" svg:x1="8.89cm" svg:y1="10.795cm" svg:x2="5.642cm" svg:y2="13.58cm">
          <text:p/>
        </draw:line>
        <draw:g>
          <draw:line draw:style-name="gr2" draw:text-style-name="P1" draw:layer="layout" svg:x1="13.97cm" svg:y1="8.255cm" svg:x2="15.875cm" svg:y2="6.985cm">
            <text:p/>
          </draw:line>
          <draw:line draw:style-name="gr2" draw:text-style-name="P1" draw:layer="layout" svg:x1="13.97cm" svg:y1="8.255cm" svg:x2="12.7cm" svg:y2="6.985cm">
            <text:p/>
          </draw:line>
          <draw:line draw:style-name="gr2" draw:text-style-name="P1" draw:layer="layout" svg:x1="13.97cm" svg:y1="8.255cm" svg:x2="13.65cm" svg:y2="9.952cm">
            <text:p/>
          </draw:line>
        </draw:g>
        <draw:frame draw:style-name="gr3" draw:text-style-name="P6" draw:layer="layout" svg:width="0.925cm" svg:height="0.963cm" svg:x="20.32cm" svg:y="9.525cm">
          <draw:text-box>
            <text:p text:style-name="P5"><text:span text:style-name="T1">Y</text:span></text:p>
          </draw:text-box>
        </draw:frame>
        <draw:frame draw:style-name="gr3" draw:text-style-name="P6" draw:layer="layout" svg:width="0.921cm" svg:height="0.963cm" svg:x="4.585cm" svg:y="12.97cm">
          <draw:text-box>
            <text:p text:style-name="P5"><text:span text:style-name="T1">X</text:span></text:p>
          </draw:text-box>
        </draw:frame>
        <draw:frame draw:style-name="gr3" draw:text-style-name="P6" draw:layer="layout" svg:width="0.891cm" svg:height="0.963cm" svg:x="7.62cm" svg:y="4.118cm">
          <draw:text-box>
            <text:p text:style-name="P5"><text:span text:style-name="T1">Z</text:span></text:p>
          </draw:text-box>
        </draw:frame>
        <draw:path draw:style-name="gr5" draw:text-style-name="P1" draw:layer="layout" svg:width="4.543cm" svg:height="3.407cm" draw:transform="rotate (1.10706234454) translate (8.88999998815728cm 10.7949999940774cm)" svg:viewBox="0 0 4544 3408" svg:d="m0 0c2840 0 4544 3408 4544 3408">
          <text:p/>
        </draw:path>
        <draw:custom-shape draw:style-name="gr7" draw:text-style-name="P1" draw:layer="layout" svg:width="0.127cm" svg:height="0.127cm" svg:x="15.68cm" svg:y="4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7.768cm" svg:height="4.749cm" draw:transform="skewX (5.04744266817648E-017) rotate (1.2924163111018) translate (8.88999987983265cm 10.794999965656cm)" svg:viewBox="0 0 7769 4750" svg:d="m0 0c4623 0 5158 828 5807 1380s1962 3370 1962 3370">
          <text:p/>
        </draw:path>
        <draw:path draw:style-name="gr9" draw:text-style-name="P1" draw:layer="layout" svg:width="3.834cm" svg:height="0.649cm" draw:transform="rotate (0.941430598525741) translate (13.4444947614439cm 7.87235665950127cm)" svg:viewBox="0 0 3835 650" svg:d="m0 650c2594 0 3835-650 3835-650">
          <text:p/>
        </draw:path>
        <draw:frame draw:style-name="gr11" draw:text-style-name="P7" draw:layer="layout" svg:width="1.624cm" svg:height="1.276cm" svg:x="13.97cm" svg:y="8.249cm">
          <draw:text-box>
            <text:p text:style-name="P7"><text:span text:style-name="T4">{b}</text:span></text:p>
          </draw:text-box>
        </draw:frame>
        <draw:frame draw:style-name="gr12" draw:layer="layout" svg:width="1.62cm" svg:height="1.42cm" svg:x="13.535cm" svg:y="5.4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7" draw:layer="layout" svg:width="1.624cm" svg:height="1.276cm" svg:x="6.985cm" svg:y="9.525cm">
          <draw:text-box>
            <text:p text:style-name="P7"><text:span text:style-name="T4">{a}</text:span></text:p>
          </draw:text-box>
        </draw:frame>
        <draw:frame draw:style-name="gr12" draw:layer="layout" svg:width="1.651cm" svg:height="1.42cm" svg:x="10.16cm" svg:y="4.2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2.262cm" svg:height="1.566cm" svg:x="10.16cm" svg:y="8.8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8.89cm" svg:y1="10.795cm" svg:x2="20.955cm" svg:y2="10.795cm">
          <text:p/>
        </draw:line>
        <draw:line draw:style-name="gr1" draw:text-style-name="P1" draw:layer="layout" svg:x1="8.89cm" svg:y1="10.795cm" svg:x2="8.89cm" svg:y2="4.445cm">
          <text:p/>
        </draw:line>
        <draw:line draw:style-name="gr1" draw:text-style-name="P1" draw:layer="layout" svg:x1="8.89cm" svg:y1="10.795cm" svg:x2="5.642cm" svg:y2="13.58cm">
          <text:p/>
        </draw:line>
        <draw:g>
          <draw:line draw:style-name="gr2" draw:text-style-name="P1" draw:layer="layout" svg:x1="13.97cm" svg:y1="8.255cm" svg:x2="15.875cm" svg:y2="6.985cm">
            <text:p/>
          </draw:line>
          <draw:line draw:style-name="gr2" draw:text-style-name="P1" draw:layer="layout" svg:x1="13.97cm" svg:y1="8.255cm" svg:x2="12.7cm" svg:y2="6.985cm">
            <text:p/>
          </draw:line>
          <draw:line draw:style-name="gr2" draw:text-style-name="P1" draw:layer="layout" svg:x1="13.97cm" svg:y1="8.255cm" svg:x2="13.65cm" svg:y2="9.952cm">
            <text:p/>
          </draw:line>
        </draw:g>
        <draw:frame draw:style-name="gr3" draw:text-style-name="P6" draw:layer="layout" svg:width="0.925cm" svg:height="0.963cm" svg:x="20.32cm" svg:y="9.525cm">
          <draw:text-box>
            <text:p text:style-name="P5"><text:span text:style-name="T1">Y</text:span></text:p>
          </draw:text-box>
        </draw:frame>
        <draw:frame draw:style-name="gr3" draw:text-style-name="P6" draw:layer="layout" svg:width="0.921cm" svg:height="0.963cm" svg:x="4.585cm" svg:y="12.97cm">
          <draw:text-box>
            <text:p text:style-name="P5"><text:span text:style-name="T1">X</text:span></text:p>
          </draw:text-box>
        </draw:frame>
        <draw:frame draw:style-name="gr3" draw:text-style-name="P6" draw:layer="layout" svg:width="0.891cm" svg:height="0.963cm" svg:x="7.62cm" svg:y="4.118cm">
          <draw:text-box>
            <text:p text:style-name="P5"><text:span text:style-name="T1">Z</text:span></text:p>
          </draw:text-box>
        </draw:frame>
        <draw:path draw:style-name="gr13" draw:text-style-name="P1" draw:layer="layout" svg:width="4.255cm" svg:height="3.238cm" draw:transform="rotate (1.10706234454) translate (9.16999998754268cm 10.61299999377cm)" svg:viewBox="0 0 4256 3239" svg:d="m0 0c2840 0 4256 3239 4256 3239">
          <text:p/>
        </draw:path>
        <draw:custom-shape draw:style-name="gr7" draw:text-style-name="P1" draw:layer="layout" svg:width="0.127cm" svg:height="0.127cm" svg:x="15.68cm" svg:y="4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7.768cm" svg:height="4.749cm" draw:transform="skewX (5.04744266817648E-017) rotate (1.2924163111018) translate (8.88999987983265cm 10.794999965656cm)" svg:viewBox="0 0 7769 4750" svg:d="m0 0c4623 0 5158 828 5807 1380s1962 3370 1962 3370">
          <text:p/>
        </draw:path>
        <draw:path draw:style-name="gr9" draw:text-style-name="P1" draw:layer="layout" svg:width="3.834cm" svg:height="0.649cm" draw:transform="rotate (0.941430598525741) translate (13.4444947614439cm 7.87235665950127cm)" svg:viewBox="0 0 3835 650" svg:d="m0 650c2594 0 3835-650 3835-650">
          <text:p/>
        </draw:path>
        <draw:frame draw:style-name="gr11" draw:text-style-name="P7" draw:layer="layout" svg:width="1.624cm" svg:height="1.276cm" svg:x="13.97cm" svg:y="8.249cm">
          <draw:text-box>
            <text:p text:style-name="P7"><text:span text:style-name="T4">{b}</text:span></text:p>
          </draw:text-box>
        </draw:frame>
        <draw:frame draw:style-name="gr12" draw:layer="layout" svg:width="1.62cm" svg:height="1.42cm" svg:x="13.535cm" svg:y="5.4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7" draw:layer="layout" svg:width="1.624cm" svg:height="1.276cm" svg:x="6.985cm" svg:y="9.525cm">
          <draw:text-box>
            <text:p text:style-name="P7"><text:span text:style-name="T4">{a}</text:span></text:p>
          </draw:text-box>
        </draw:frame>
        <draw:frame draw:style-name="gr12" draw:layer="layout" svg:width="1.651cm" svg:height="1.42cm" svg:x="10.16cm" svg:y="4.29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2.23cm" svg:height="1.566cm" svg:x="10.695cm" svg:y="8.89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" draw:text-style-name="P1" draw:layer="layout" svg:x1="8.89cm" svg:y1="10.795cm" svg:x2="8.89cm" svg:y2="4.445cm">
          <text:p/>
        </draw:line>
        <draw:line draw:style-name="gr1" draw:text-style-name="P1" draw:layer="layout" svg:x1="8.89cm" svg:y1="10.795cm" svg:x2="5.642cm" svg:y2="13.58cm">
          <text:p/>
        </draw:line>
        <draw:g>
          <draw:line draw:style-name="gr2" draw:text-style-name="P1" draw:layer="layout" svg:x1="11.563cm" svg:y1="8.239cm" svg:x2="13.468cm" svg:y2="6.969cm">
            <text:p/>
          </draw:line>
          <draw:line draw:style-name="gr2" draw:text-style-name="P1" draw:layer="layout" svg:x1="11.563cm" svg:y1="8.239cm" svg:x2="10.293cm" svg:y2="6.969cm">
            <text:p/>
          </draw:line>
          <draw:line draw:style-name="gr2" draw:text-style-name="P1" draw:layer="layout" svg:x1="11.563cm" svg:y1="8.239cm" svg:x2="11.243cm" svg:y2="9.936cm">
            <text:p/>
          </draw:line>
        </draw:g>
        <draw:frame draw:style-name="gr3" draw:text-style-name="P6" draw:layer="layout" svg:width="0.921cm" svg:height="0.963cm" svg:x="4.585cm" svg:y="12.97cm">
          <draw:text-box>
            <text:p><text:span text:style-name="T5">X</text:span></text:p>
          </draw:text-box>
        </draw:frame>
        <draw:frame draw:style-name="gr3" draw:text-style-name="P6" draw:layer="layout" svg:width="0.891cm" svg:height="0.963cm" svg:x="7.62cm" svg:y="4.118cm">
          <draw:text-box>
            <text:p><text:span text:style-name="T5">Z</text:span></text:p>
          </draw:text-box>
        </draw:frame>
        <draw:frame draw:style-name="gr3" draw:text-style-name="P6" draw:layer="layout" svg:width="1.048cm" svg:height="0.963cm" svg:x="13.342cm" svg:y="6.521cm">
          <draw:text-box>
            <text:p><text:span text:style-name="T5">Y'</text:span></text:p>
          </draw:text-box>
        </draw:frame>
        <draw:frame draw:style-name="gr3" draw:text-style-name="P6" draw:layer="layout" svg:width="1.044cm" svg:height="0.963cm" svg:x="10.16cm" svg:y="9.264cm">
          <draw:text-box>
            <text:p><text:span text:style-name="T5">X'</text:span></text:p>
          </draw:text-box>
        </draw:frame>
        <draw:frame draw:style-name="gr4" draw:text-style-name="P6" draw:layer="layout" svg:width="1.014cm" svg:height="0.963cm" svg:x="10.409cm" svg:y="6.35cm">
          <draw:text-box>
            <text:p><text:span text:style-name="T5">Z'</text:span></text:p>
          </draw:text-box>
        </draw:frame>
        <draw:path draw:style-name="gr5" draw:text-style-name="P1" draw:layer="layout" svg:width="3.407cm" svg:height="1.135cm" draw:transform="rotate (1.10706234454) translate (8.88999996447525cm 10.7949999822338cm)" svg:viewBox="0 0 3408 1136" svg:d="m0 0c2840 0 3408 1136 3408 1136">
          <text:p/>
        </draw:path>
        <draw:frame draw:style-name="gr6" draw:text-style-name="P9" draw:layer="layout" svg:width="1.094cm" svg:height="1.188cm" svg:x="9.199cm" svg:y="7.63cm">
          <draw:text-box>
            <text:p><text:span text:style-name="T6">p</text:span><text:span text:style-name="T7">1</text:span></text:p>
          </draw:text-box>
        </draw:frame>
        <draw:line draw:style-name="gr1" draw:text-style-name="P1" draw:layer="layout" svg:x1="8.891cm" svg:y1="10.795cm" svg:x2="15.24cm" svg:y2="10.795cm">
          <text:p/>
        </draw:line>
        <draw:frame draw:style-name="gr14" draw:text-style-name="P6" draw:layer="layout" svg:width="2.736cm" svg:height="0.963cm" svg:x="14.972cm" svg:y="9.659cm">
          <draw:text-box>
            <text:p><text:span text:style-name="T5">Y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" draw:text-style-name="P1" draw:layer="layout" svg:x1="8.89cm" svg:y1="10.795cm" svg:x2="8.89cm" svg:y2="4.445cm">
          <text:p/>
        </draw:line>
        <draw:line draw:style-name="gr1" draw:text-style-name="P1" draw:layer="layout" svg:x1="8.89cm" svg:y1="10.795cm" svg:x2="5.642cm" svg:y2="13.58cm">
          <text:p/>
        </draw:line>
        <draw:line draw:style-name="gr2" draw:text-style-name="P1" draw:layer="layout" svg:x1="10.549cm" svg:y1="12.05cm" svg:x2="12.321cm" svg:y2="12.066cm">
          <text:p/>
        </draw:line>
        <draw:line draw:style-name="gr2" draw:text-style-name="P1" draw:layer="layout" svg:x1="10.549cm" svg:y1="12.05cm" svg:x2="9.86cm" svg:y2="13.21cm">
          <text:p/>
        </draw:line>
        <draw:line draw:style-name="gr2" draw:text-style-name="P1" draw:layer="layout" svg:x1="10.549cm" svg:y1="12.05cm" svg:x2="11.051cm" svg:y2="13.336cm">
          <text:p/>
        </draw:line>
        <draw:frame draw:style-name="gr3" draw:text-style-name="P6" draw:layer="layout" svg:width="0.921cm" svg:height="0.963cm" svg:x="4.585cm" svg:y="12.97cm">
          <draw:text-box>
            <text:p><text:span text:style-name="T5">X</text:span></text:p>
          </draw:text-box>
        </draw:frame>
        <draw:frame draw:style-name="gr3" draw:text-style-name="P6" draw:layer="layout" svg:width="0.891cm" svg:height="0.963cm" svg:x="7.62cm" svg:y="4.118cm">
          <draw:text-box>
            <text:p><text:span text:style-name="T5">Z</text:span></text:p>
          </draw:text-box>
        </draw:frame>
        <draw:frame draw:style-name="gr3" draw:text-style-name="P6" draw:layer="layout" svg:width="1.048cm" svg:height="0.963cm" svg:x="11.28cm" svg:y="11.088cm">
          <draw:text-box>
            <text:p><text:span text:style-name="T5">Y'</text:span></text:p>
          </draw:text-box>
        </draw:frame>
        <draw:frame draw:style-name="gr3" draw:text-style-name="P6" draw:layer="layout" svg:width="1.044cm" svg:height="0.963cm" svg:x="11.051cm" svg:y="13.008cm">
          <draw:text-box>
            <text:p><text:span text:style-name="T5">X'</text:span></text:p>
          </draw:text-box>
        </draw:frame>
        <draw:frame draw:style-name="gr4" draw:text-style-name="P6" draw:layer="layout" svg:width="1.014cm" svg:height="0.963cm" svg:x="8.846cm" svg:y="12.789cm">
          <draw:text-box>
            <text:p><text:span text:style-name="T5">Z'</text:span></text:p>
          </draw:text-box>
        </draw:frame>
        <draw:path draw:style-name="gr5" draw:text-style-name="P1" draw:layer="layout" svg:width="0.521cm" svg:height="2.019cm" draw:transform="rotate (1.10706234454) translate (8.634544627163cm 11.2510844563439cm)" svg:viewBox="0 0 522 2020" svg:d="m522 24c-852-284-405 1996-405 1996">
          <text:p/>
        </draw:path>
        <draw:frame draw:style-name="gr6" draw:text-style-name="P9" draw:layer="layout" svg:width="1.094cm" svg:height="1.188cm" svg:x="8.287cm" svg:y="11.143cm">
          <draw:text-box>
            <text:p><text:span text:style-name="T6">p</text:span><text:span text:style-name="T7">2</text:span></text:p>
          </draw:text-box>
        </draw:frame>
        <draw:line draw:style-name="gr1" draw:text-style-name="P1" draw:layer="layout" svg:x1="8.891cm" svg:y1="10.795cm" svg:x2="15.24cm" svg:y2="10.795cm">
          <text:p/>
        </draw:line>
        <draw:frame draw:style-name="gr14" draw:text-style-name="P6" draw:layer="layout" svg:width="2.736cm" svg:height="0.963cm" svg:x="14.972cm" svg:y="9.659cm">
          <draw:text-box>
            <text:p><text:span text:style-name="T5">Y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" draw:text-style-name="P1" draw:layer="layout" svg:x1="8.89cm" svg:y1="10.795cm" svg:x2="18.415cm" svg:y2="10.795cm">
          <text:p/>
        </draw:line>
        <draw:line draw:style-name="gr1" draw:text-style-name="P1" draw:layer="layout" svg:x1="8.89cm" svg:y1="10.795cm" svg:x2="8.89cm" svg:y2="4.445cm">
          <text:p/>
        </draw:line>
        <draw:line draw:style-name="gr1" draw:text-style-name="P1" draw:layer="layout" svg:x1="8.89cm" svg:y1="10.795cm" svg:x2="5.642cm" svg:y2="13.58cm">
          <text:p/>
        </draw:line>
        <draw:g>
          <draw:line draw:style-name="gr2" draw:text-style-name="P1" draw:layer="layout" svg:x1="11.563cm" svg:y1="8.239cm" svg:x2="13.468cm" svg:y2="6.969cm">
            <text:p/>
          </draw:line>
          <draw:line draw:style-name="gr2" draw:text-style-name="P1" draw:layer="layout" svg:x1="11.563cm" svg:y1="8.239cm" svg:x2="10.293cm" svg:y2="6.969cm">
            <text:p/>
          </draw:line>
          <draw:line draw:style-name="gr2" draw:text-style-name="P1" draw:layer="layout" svg:x1="11.563cm" svg:y1="8.239cm" svg:x2="11.243cm" svg:y2="9.936cm">
            <text:p/>
          </draw:line>
        </draw:g>
        <draw:frame draw:style-name="gr3" draw:text-style-name="P6" draw:layer="layout" svg:width="0.925cm" svg:height="0.963cm" svg:x="18.32cm" svg:y="9.525cm">
          <draw:text-box>
            <text:p><text:span text:style-name="T5">Y</text:span></text:p>
          </draw:text-box>
        </draw:frame>
        <draw:frame draw:style-name="gr3" draw:text-style-name="P6" draw:layer="layout" svg:width="0.921cm" svg:height="0.963cm" svg:x="4.585cm" svg:y="12.97cm">
          <draw:text-box>
            <text:p><text:span text:style-name="T5">X</text:span></text:p>
          </draw:text-box>
        </draw:frame>
        <draw:frame draw:style-name="gr3" draw:text-style-name="P6" draw:layer="layout" svg:width="0.891cm" svg:height="0.963cm" svg:x="7.62cm" svg:y="4.118cm">
          <draw:text-box>
            <text:p><text:span text:style-name="T5">Z</text:span></text:p>
          </draw:text-box>
        </draw:frame>
        <draw:frame draw:style-name="gr3" draw:text-style-name="P6" draw:layer="layout" svg:width="1.048cm" svg:height="0.963cm" svg:x="13.342cm" svg:y="6.521cm">
          <draw:text-box>
            <text:p><text:span text:style-name="T5">Y'</text:span></text:p>
          </draw:text-box>
        </draw:frame>
        <draw:frame draw:style-name="gr3" draw:text-style-name="P6" draw:layer="layout" svg:width="1.044cm" svg:height="0.963cm" svg:x="10.16cm" svg:y="9.264cm">
          <draw:text-box>
            <text:p><text:span text:style-name="T5">X'</text:span></text:p>
          </draw:text-box>
        </draw:frame>
        <draw:frame draw:style-name="gr4" draw:text-style-name="P6" draw:layer="layout" svg:width="1.014cm" svg:height="0.963cm" svg:x="10.409cm" svg:y="6.35cm">
          <draw:text-box>
            <text:p><text:span text:style-name="T5">Z'</text:span></text:p>
          </draw:text-box>
        </draw:frame>
        <draw:path draw:style-name="gr5" draw:text-style-name="P1" draw:layer="layout" svg:width="3.407cm" svg:height="1.135cm" draw:transform="rotate (1.10706234454) translate (8.88999996447525cm 10.7949999822338cm)" svg:viewBox="0 0 3408 1136" svg:d="m0 0c2840 0 3408 1136 3408 1136">
          <text:p/>
        </draw:path>
        <draw:frame draw:style-name="gr6" draw:text-style-name="P9" draw:layer="layout" svg:width="1.094cm" svg:height="1.188cm" svg:x="9.199cm" svg:y="7.63cm">
          <draw:text-box>
            <text:p><text:span text:style-name="T6">p</text:span><text:span text:style-name="T7">1</text:span></text:p>
          </draw:text-box>
        </draw:frame>
        <draw:path draw:style-name="gr5" draw:text-style-name="P1" draw:layer="layout" svg:width="1.051cm" svg:height="2.358cm" draw:transform="rotate (1.10706234454) translate (11.4864808619113cm 8.376008690184cm)" svg:viewBox="0 0 1052 2359" svg:d="m153 0c-633 1040 899 2359 899 2359">
          <text:p/>
        </draw:path>
        <draw:frame draw:style-name="gr6" draw:text-style-name="P9" draw:layer="layout" svg:width="1.094cm" svg:height="1.188cm" svg:x="12.504cm" svg:y="7.602cm">
          <draw:text-box>
            <text:p><text:span text:style-name="T6">p</text:span><text:span text:style-name="T7">2</text:span></text:p>
          </draw:text-box>
        </draw:frame>
        <draw:line draw:style-name="gr2" draw:text-style-name="P1" draw:layer="layout" svg:x1="14.181cm" svg:y1="8.483cm" svg:x2="16.086cm" svg:y2="7.213cm">
          <text:p/>
        </draw:line>
        <draw:line draw:style-name="gr2" draw:text-style-name="P1" draw:layer="layout" svg:x1="14.181cm" svg:y1="8.483cm" svg:x2="14.333cm" svg:y2="10.05cm">
          <text:p/>
        </draw:line>
        <draw:line draw:style-name="gr2" draw:text-style-name="P1" draw:layer="layout" svg:x1="14.181cm" svg:y1="8.483cm" svg:x2="15.418cm" svg:y2="9.003cm">
          <text:p/>
        </draw:line>
        <draw:g>
          <draw:line draw:style-name="gr2" draw:text-style-name="P1" draw:layer="layout" svg:x1="11.564cm" svg:y1="8.24cm" svg:x2="13.469cm" svg:y2="6.97cm">
            <text:p/>
          </draw:line>
          <draw:line draw:style-name="gr2" draw:text-style-name="P1" draw:layer="layout" svg:x1="11.564cm" svg:y1="8.24cm" svg:x2="10.294cm" svg:y2="6.97cm">
            <text:p/>
          </draw:line>
          <draw:line draw:style-name="gr2" draw:text-style-name="P1" draw:layer="layout" svg:x1="11.564cm" svg:y1="8.24cm" svg:x2="11.244cm" svg:y2="9.937cm">
            <text:p/>
          </draw:line>
        </draw:g>
        <draw:frame draw:style-name="gr3" draw:text-style-name="P6" draw:layer="layout" svg:width="1.171cm" svg:height="0.963cm" svg:x="15.895cm" svg:y="6.864cm">
          <draw:text-box>
            <text:p><text:span text:style-name="T5">Y''</text:span></text:p>
          </draw:text-box>
        </draw:frame>
        <draw:frame draw:style-name="gr3" draw:text-style-name="P6" draw:layer="layout" svg:width="1.167cm" svg:height="0.963cm" svg:x="15.246cm" svg:y="8.633cm">
          <draw:text-box>
            <text:p><text:span text:style-name="T5">X''</text:span></text:p>
          </draw:text-box>
        </draw:frame>
        <draw:frame draw:style-name="gr4" draw:text-style-name="P6" draw:layer="layout" svg:width="1.137cm" svg:height="0.963cm" svg:x="14.333cm" svg:y="9.595cm">
          <draw:text-box>
            <text:p><text:span text:style-name="T5">Z''</text:span></text:p>
          </draw:text-box>
        </draw:frame>
        <draw:path draw:style-name="gr5" draw:text-style-name="P1" draw:layer="layout" svg:width="4.309cm" svg:height="3.656cm" draw:transform="rotate (1.10706234454) translate (8.86943073204417cm 10.9931175641061cm)" svg:viewBox="0 0 4310 3657" svg:d="m109 0c-342 473 147 1945 1100 2652 1226 910 3037 1022 3101 1003">
          <text:p/>
        </draw:path>
        <draw:frame draw:style-name="gr6" draw:text-style-name="P9" draw:layer="layout" svg:width="0.891cm" svg:height="1.126cm" svg:x="10.702cm" svg:y="11.305cm">
          <draw:text-box>
            <text:p><text:span text:style-name="T6">p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Luis</meta:initial-creator>
    <meta:creation-date>2010-04-29T00:24:47</meta:creation-date>
    <meta:editing-duration>PT27M26S</meta:editing-duration>
    <meta:editing-cycles>11</meta:editing-cycles>
    <dc:date>2013-09-30T00:07:35.33</dc:date>
    <meta:generator>LibreOffice/3.5$Windows_x86 LibreOffice_project/165a79a-7059095-e13bb37-fef39a4-9503d18</meta:generator>
    <meta:document-statistic meta:object-count="151"/>
  </office:meta>
</office:document-meta>
</file>

<file path=Object 1/content.xml><?xml version="1.0" encoding="utf-8"?>
<math xmlns="http://www.w3.org/1998/Math/MathML">
  <semantics>
    <mrow>
      <msup>
        <mrow/>
        <mrow>
          <mi>b</mi>
        </mrow>
      </msup>
      <mover accent="true">
        <mi>u</mi>
        <mo stretchy="false">⃗</mo>
      </mover>
    </mrow>
    <annotation encoding="StarMath 5.0">{}^{b} vec u </annotation>
  </semantics>
</math>
</file>

<file path=Object 2/content.xml><?xml version="1.0" encoding="utf-8"?>
<math xmlns="http://www.w3.org/1998/Math/MathML">
  <semantics>
    <mrow>
      <msup>
        <mrow/>
        <mrow>
          <mi>a</mi>
        </mrow>
      </msup>
      <mover accent="true">
        <mi>u</mi>
        <mo stretchy="false">⃗</mo>
      </mover>
    </mrow>
    <annotation encoding="StarMath 5.0">{}^{a} vec u </annotation>
  </semantics>
</math>
</file>

<file path=Object 3/content.xml><?xml version="1.0" encoding="utf-8"?>
<math xmlns="http://www.w3.org/1998/Math/MathML">
  <semantics>
    <mrow>
      <msup>
        <mrow/>
        <mrow>
          <mi>a</mi>
        </mrow>
      </msup>
      <mstyle mathvariant="bold">
        <mrow>
          <msub>
            <mi>R</mi>
            <mrow>
              <mi>b</mi>
            </mrow>
          </msub>
        </mrow>
      </mstyle>
    </mrow>
    <annotation encoding="StarMath 5.0">{}^{a} bold R _{b}  </annotation>
  </semantics>
</math>
</file>

<file path=Object 4/content.xml><?xml version="1.0" encoding="utf-8"?>
<math xmlns="http://www.w3.org/1998/Math/MathML">
  <semantics>
    <mrow>
      <msup>
        <mrow/>
        <mrow>
          <mi>b</mi>
        </mrow>
      </msup>
      <mover accent="true">
        <mi>u</mi>
        <mo stretchy="false">⃗</mo>
      </mover>
    </mrow>
    <annotation encoding="StarMath 5.0">{}^{b} vec u </annotation>
  </semantics>
</math>
</file>

<file path=Object 5/content.xml><?xml version="1.0" encoding="utf-8"?>
<math xmlns="http://www.w3.org/1998/Math/MathML">
  <semantics>
    <mrow>
      <msup>
        <mrow/>
        <mrow>
          <mi>a</mi>
        </mrow>
      </msup>
      <mover accent="true">
        <mi>u</mi>
        <mo stretchy="false">⃗</mo>
      </mover>
    </mrow>
    <annotation encoding="StarMath 5.0">{}^{a} vec u </annotation>
  </semantics>
</math>
</file>

<file path=Object 6/content.xml><?xml version="1.0" encoding="utf-8"?>
<math xmlns="http://www.w3.org/1998/Math/MathML">
  <semantics>
    <mrow>
      <msup>
        <mrow/>
        <mrow>
          <mi>b</mi>
        </mrow>
      </msup>
      <mstyle mathvariant="bold">
        <mrow>
          <msub>
            <mi>R</mi>
            <mrow>
              <mi>a</mi>
            </mrow>
          </msub>
        </mrow>
      </mstyle>
    </mrow>
    <annotation encoding="StarMath 5.0">{}^{b} bold R _{a}</annotation>
  </semantics>
</math>
</file>